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90f669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7c8d5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c8d55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789dc3" officeooo:paragraph-rsid="00718c3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718c3b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856f71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85f6f0" officeooo:paragraph-rsid="008d727f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665c4c" officeooo:paragraph-rsid="007a1241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3d3f1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718c3b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9638ce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89dc3" officeooo:paragraph-rsid="00718c3b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officeooo:rsid="00665c4c" officeooo:paragraph-rsid="007a1241" style:font-size-asian="8.75pt" style:font-size-complex="10pt"/>
    </style:style>
    <style:style style:name="P16" style:family="paragraph" style:parent-style-name="Standard">
      <style:text-properties style:font-name="Liberation Serif" fo:font-size="10pt" officeooo:rsid="0078683b" officeooo:paragraph-rsid="00937c9f" style:font-size-asian="8.75pt" style:font-size-complex="10p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937c9f" style:font-size-asian="10pt" style:font-weight-asian="normal" style:font-size-complex="10pt" style:font-weight-complex="normal"/>
    </style:style>
    <style:style style:name="P18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85fb18" officeooo:paragraph-rsid="0085fb18" style:font-size-asian="14pt" style:font-weight-asian="bold" style:font-size-complex="14pt" style:font-weight-complex="bold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a1241" officeooo:paragraph-rsid="007c8d55" style:font-size-asian="12pt" style:font-size-complex="12pt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5f6f0" officeooo:paragraph-rsid="008d727f" style:font-size-asian="12pt" style:font-size-complex="12pt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731f6" officeooo:paragraph-rsid="008d727f" style:font-size-asian="12pt" style:font-size-complex="12pt"/>
    </style:style>
    <style:style style:name="P22" style:family="paragraph" style:parent-style-name="Table_20_Contents" style:list-style-name="L1">
      <style:paragraph-properties fo:text-align="start" style:justify-single-word="false"/>
      <style:text-properties officeooo:paragraph-rsid="007c8d55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officeooo:rsid="006cf23e"/>
    </style:style>
    <style:style style:name="T3" style:family="text">
      <style:text-properties fo:font-weight="bold" officeooo:rsid="00937c9f" style:font-weight-asian="bold" style:font-weight-complex="bold"/>
    </style:style>
    <style:style style:name="T4" style:family="text">
      <style:text-properties style:font-name="Liberation Serif" fo:font-size="12pt" officeooo:rsid="0073a0a2" style:font-size-asian="12pt" style:font-size-complex="12pt"/>
    </style:style>
    <style:style style:name="T5" style:family="text">
      <style:text-properties style:font-name="Liberation Serif" fo:font-size="12pt" officeooo:rsid="007c8d55" style:font-size-asian="12pt" style:font-size-complex="12pt"/>
    </style:style>
    <style:style style:name="T6" style:family="text">
      <style:text-properties officeooo:rsid="007c8d55"/>
    </style:style>
    <style:style style:name="T7" style:family="text">
      <style:text-properties officeooo:rsid="007e9022"/>
    </style:style>
    <style:style style:name="T8" style:family="text">
      <style:text-properties officeooo:rsid="008c814b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840c47" style:font-style-asian="normal" style:font-style-complex="normal"/>
    </style:style>
    <style:style style:name="T12" style:family="text">
      <style:text-properties fo:font-style="normal" officeooo:rsid="00433024" style:font-style-asian="normal" style:font-style-complex="normal"/>
    </style:style>
    <style:style style:name="T13" style:family="text">
      <style:text-properties fo:font-style="normal" officeooo:rsid="004259cd" style:font-style-asian="normal" style:font-style-complex="normal"/>
    </style:style>
    <style:style style:name="T14" style:family="text">
      <style:text-properties fo:font-style="normal" officeooo:rsid="00383709" style:font-style-asian="normal" style:font-style-complex="normal"/>
    </style:style>
    <style:style style:name="T15" style:family="text">
      <style:text-properties fo:font-style="normal" officeooo:rsid="003fa25e" style:font-style-asian="normal" style:font-style-complex="normal"/>
    </style:style>
    <style:style style:name="T16" style:family="text">
      <style:text-properties officeooo:rsid="00937c9f"/>
    </style:style>
    <style:style style:name="T17" style:family="text">
      <style:text-properties officeooo:rsid="009638ce"/>
    </style:style>
    <style:style style:name="T18" style:family="text">
      <style:text-properties officeooo:rsid="008a91b8"/>
    </style:style>
    <style:style style:name="T19" style:family="text">
      <style:text-properties officeooo:rsid="00909af3"/>
    </style:style>
    <style:style style:name="T20" style:family="text">
      <style:text-properties officeooo:rsid="0097990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ufgabe</text:p>
      <text:p text:style-name="P7"/>
      <text:p text:style-name="P8">Die folgenden Aufgaben beziehen sich auf die Northwind-Datenbank auf w3schools.com.</text:p>
      <text:p text:style-name="P8">Zur Struktur der Datenbank schau in das Arbeitsblatt <text:span text:style-name="T17">zum Einstieg in SQL.</text:span></text:p>
      <text:p text:style-name="P8"/>
      <text:p text:style-name="P11"><text:span text:style-name="T7">Entwickle </text:span>SELECT-<text:span text:style-name="T20">Abfragen</text:span> <text:span text:style-name="T16">mithilfe von </text:span><text:span text:style-name="T3">Unterabfragen</text:span><text:span text:style-name="T16"> für die folgenden </text:span><text:span text:style-name="T20">Aufgabenstellungen</text:span><text:span text:style-name="T16">.</text:span></text:p>
      <text:p text:style-name="P11">Probiere die <text:span text:style-name="T20">Abfragen</text:span> aus unter </text:p>
      <text:p text:style-name="P12">h<text:span text:style-name="T2">ttps://www.w3schools.com/sql/trysql.asp?filename=trysql_select_all</text:span></text:p>
      <text:p text:style-name="P13">Kopiere <text:span text:style-name="T18">die Aufgabenstellungen und </text:span>deine <text:span text:style-name="T19">Lösungen</text:span> <text:span text:style-name="T18">in ein Textdokument</text:span>, damit du sie später zum Lernen zur Verfügung hast.</text:p>
      <text:p text:style-name="P14"/>
      <text:p text:style-name="P6"/>
      <text:list xml:id="list171261576" text:style-name="L1">
        <text:list-item text:start-value="1">
          <text:p text:style-name="P19">Liste alle Produkte auf, die vom Lieferanten des Produkts „<text:span text:style-name="T8">Filo Mix</text:span>“ geliefert werden.</text:p>
        </text:list-item>
      </text:list>
      <text:p text:style-name="P4"/>
      <text:list xml:id="list131708969905206" text:continue-numbering="true" text:style-name="L1">
        <text:list-item>
          <text:p text:style-name="P19">Liste <text:span text:style-name="T6">alle</text:span> Bestellungen auf, die am gleichen Tag wie die Bestellung mit <text:span text:style-name="T6">der </text:span>OrderID 5 getätigt wurden.</text:p>
        </text:list-item>
      </text:list>
      <text:p text:style-name="P4"/>
      <text:list xml:id="list131710552888324" text:continue-numbering="true" text:style-name="L1">
        <text:list-item>
          <text:p text:style-name="P22"><text:span text:style-name="T5">Berechne die d</text:span><text:span text:style-name="T4">urchschnittliche </text:span><text:span text:style-name="T5">Anzahl</text:span><text:span text:style-name="T4"> von Produkten</text:span><text:span text:style-name="T5">einheiten</text:span><text:span text:style-name="T4"> pro Bestellung</text:span></text:p>
        </text:list-item>
      </text:list>
      <text:p text:style-name="P5"/>
      <text:list xml:id="list131710446320705" text:continue-numbering="true" text:style-name="L1">
        <text:list-item>
          <text:p text:style-name="P20">Wie viele Bestellungen haben die Mitarbeiter durchschnittlich im Jahr 1996 bearbeitet?</text:p>
        </text:list-item>
      </text:list>
      <text:p text:style-name="P9"/>
      <text:list xml:id="list131709855345176" text:continue-numbering="true" text:style-name="L1">
        <text:list-item>
          <text:p text:style-name="P21">Wie hoch ist die durchschittliche Anzahl von Bestellungen pro Kunde?</text:p>
        </text:list-item>
      </text:list>
      <text:p text:style-name="P5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6"/>
      <text:p text:style-name="P16"><draw:frame text:anchor-type="paragraph" draw:z-index="0" draw:name="Form1" draw:style-name="gr1" draw:text-style-name="P23" svg:width="1.795cm" svg:height="0.63cm" svg:x="15.217cm" svg:y="0.219cm"><draw:image xlink:href="Pictures/10000000000000580000001F84D8045FF773DCF2.png" xlink:type="simple" xlink:show="embed" xlink:actuate="onLoad" draw:mime-type="image/png"><text:p/></draw:image></draw:frame></text:p>
      <text:p text:style-name="P17"><text:span text:style-name="T9">Autor: </text:span><text:span text:style-name="T10">Christian Pothmann – </text:span><text:a xlink:type="simple" xlink:href="https://cpothmann.de/" text:style-name="Internet_20_link" text:visited-style-name="Visited_20_Internet_20_Link"><text:span text:style-name="T10">c</text:span></text:a><text:a xlink:type="simple" xlink:href="https://cpothmann.de/" text:style-name="Internet_20_link" text:visited-style-name="Visited_20_Internet_20_Link"><text:span text:style-name="T11">pothmann.de</text:span></text:a><text:span text:style-name="T11">, </text:span><text:span text:style-name="T12">f</text:span><text:span text:style-name="T10">reigegeben unter </text:span><text:a xlink:type="simple" xlink:href="https://creativecommons.org/licenses/by-nc-sa/4.0/" text:style-name="Internet_20_link" text:visited-style-name="Visited_20_Internet_20_Link"><text:span text:style-name="T10">CC BY-NC-SA 4.0</text:span></text:a><text:span text:style-name="T10">, </text:span><text:span text:style-name="T13">Ju</text:span><text:span text:style-name="T14">l</text:span><text:span text:style-name="T13">i</text:span><text:span text:style-name="T15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90f669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439589538272">
            <table:table-cell table:style-name="Tabelle1.A1" office:value-type="string">
              <text:p text:style-name="MP1">SQL Unterabfragen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5T13:17:08.671000000</dc:date>
    <meta:editing-duration>PT9H31M5S</meta:editing-duration>
    <meta:editing-cycles>99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5" meta:word-count="135" meta:character-count="1027" meta:non-whitespace-character-count="909"/>
  </office:meta>
</office:document-meta>
</file>